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0年5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7"/>May - 2011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35644" calcext:value-type="float">
            <text:p><text:s/>535,644 </text:p>
          </table:table-cell>
          <table:table-cell table:style-name="ce30" office:value-type="float" office:value="2231" calcext:value-type="float">
            <text:p><text:s/>2,231 </text:p>
          </table:table-cell>
          <table:table-cell table:style-name="ce30" office:value-type="float" office:value="27442" calcext:value-type="float">
            <text:p><text:s/>27,4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493643" calcext:value-type="float">
            <text:p><text:s/>493,64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617" calcext:value-type="float">
            <text:p><text:s/>617 </text:p>
          </table:table-cell>
          <table:table-cell table:style-name="ce30" office:value-type="float" office:value="11157" calcext:value-type="float">
            <text:p><text:s/>11,157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663" calcext:value-type="float">
            <text:p><text:s/>663 </text:p>
          </table:table-cell>
          <table:table-cell table:style-name="ce30" office:value-type="float" office:value="4343" calcext:value-type="float">
            <text:p><text:s/>4,343 </text:p>
          </table:table-cell>
          <table:table-cell table:style-name="ce30" office:value-type="float" office:value="3402" calcext:value-type="float">
            <text:p><text:s/>3,402 </text:p>
          </table:table-cell>
          <table:table-cell table:style-name="ce30" office:value-type="float" office:value="941" calcext:value-type="float">
            <text:p><text:s/>941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0671" calcext:value-type="float">
            <text:p><text:s/>170,671 </text:p>
          </table:table-cell>
          <table:table-cell table:style-name="ce30" office:value-type="float" office:value="622" calcext:value-type="float">
            <text:p><text:s/>622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62595" calcext:value-type="float">
            <text:p><text:s/>162,595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99" calcext:value-type="float">
            <text:p><text:s/>299 </text:p>
          </table:table-cell>
          <table:table-cell table:style-name="ce30" office:value-type="float" office:value="6801" calcext:value-type="float">
            <text:p><text:s/>6,8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1" calcext:value-type="float">
            <text:p><text:s/>191 </text:p>
          </table:table-cell>
          <table:table-cell table:style-name="ce30" office:value-type="float" office:value="1407" calcext:value-type="float">
            <text:p><text:s/>1,407 </text:p>
          </table:table-cell>
          <table:table-cell table:style-name="ce30" office:value-type="float" office:value="1275" calcext:value-type="float">
            <text:p><text:s/>1,275 </text:p>
          </table:table-cell>
          <table:table-cell table:style-name="ce30" office:value-type="float" office:value="132" calcext:value-type="float">
            <text:p><text:s/>132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483" calcext:value-type="float">
            <text:p><text:s/>81,483 </text:p>
          </table:table-cell>
          <table:table-cell table:style-name="ce30" office:value-type="float" office:value="523" calcext:value-type="float">
            <text:p><text:s/>523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3823" calcext:value-type="float">
            <text:p><text:s/>73,8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8" calcext:value-type="float">
            <text:p><text:s/>208 </text:p>
          </table:table-cell>
          <table:table-cell table:style-name="ce30" office:value-type="float" office:value="747" calcext:value-type="float">
            <text:p><text:s/>7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1" calcext:value-type="float">
            <text:p><text:s/>121 </text:p>
          </table:table-cell>
          <table:table-cell table:style-name="ce30" office:value-type="float" office:value="527" calcext:value-type="float">
            <text:p><text:s/>527 </text:p>
          </table:table-cell>
          <table:table-cell table:style-name="ce30" office:value-type="float" office:value="333" calcext:value-type="float">
            <text:p><text:s/>333 </text:p>
          </table:table-cell>
          <table:table-cell table:style-name="ce30" office:value-type="float" office:value="194" calcext:value-type="float">
            <text:p><text:s/>194 </text:p>
          </table:table-cell>
          <table:table-cell table:style-name="ce30" office:value-type="float" office:value="23" calcext:value-type="float">
            <text:p><text:s/>23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3957" calcext:value-type="float">
            <text:p><text:s/>43,957 </text:p>
          </table:table-cell>
          <table:table-cell table:style-name="ce30" office:value-type="float" office:value="151" calcext:value-type="float">
            <text:p><text:s/>151 </text:p>
          </table:table-cell>
          <table:table-cell table:style-name="ce30" office:value-type="float" office:value="6402" calcext:value-type="float">
            <text:p><text:s/>6,40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738" calcext:value-type="float">
            <text:p><text:s/>36,73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0" calcext:value-type="float">
            <text:p><text:s/>50 </text:p>
          </table:table-cell>
          <table:table-cell table:style-name="ce30" office:value-type="float" office:value="476" calcext:value-type="float">
            <text:p><text:s/>47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415" calcext:value-type="float">
            <text:p><text:s/>415 </text:p>
          </table:table-cell>
          <table:table-cell table:style-name="ce30" office:value-type="float" office:value="341" calcext:value-type="float">
            <text:p><text:s/>341 </text:p>
          </table:table-cell>
          <table:table-cell table:style-name="ce30" office:value-type="float" office:value="74" calcext:value-type="float">
            <text:p><text:s/>7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19740" calcext:value-type="float">
            <text:p><text:s/>19,740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5843" calcext:value-type="float">
            <text:p><text:s/>15,8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226" calcext:value-type="float">
            <text:p><text:s/>2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68" calcext:value-type="float">
            <text:p><text:s/>68 </text:p>
          </table:table-cell>
          <table:table-cell table:style-name="ce30" office:value-type="float" office:value="62" calcext:value-type="float">
            <text:p><text:s/>62 </text:p>
          </table:table-cell>
          <table:table-cell table:style-name="ce30" office:value-type="float" office:value="6" calcext:value-type="float">
            <text:p><text:s/>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0060" calcext:value-type="float">
            <text:p><text:s/>110,060 </text:p>
          </table:table-cell>
          <table:table-cell table:style-name="ce30" office:value-type="float" office:value="658" calcext:value-type="float">
            <text:p><text:s/>658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07886" calcext:value-type="float">
            <text:p><text:s/>107,88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30" office:value-type="float" office:value="1352" calcext:value-type="float">
            <text:p><text:s/>1,35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5" calcext:value-type="float">
            <text:p><text:s/>205 </text:p>
          </table:table-cell>
          <table:table-cell table:style-name="ce30" office:value-type="float" office:value="1097" calcext:value-type="float">
            <text:p><text:s/>1,097 </text:p>
          </table:table-cell>
          <table:table-cell table:style-name="ce30" office:value-type="float" office:value="653" calcext:value-type="float">
            <text:p><text:s/>653 </text:p>
          </table:table-cell>
          <table:table-cell table:style-name="ce30" office:value-type="float" office:value="444" calcext:value-type="float">
            <text:p><text:s/>44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07243" calcext:value-type="float">
            <text:p><text:s/>107,243 </text:p>
          </table:table-cell>
          <table:table-cell table:style-name="ce30" office:value-type="float" office:value="228" calcext:value-type="float">
            <text:p><text:s/>228 </text:p>
          </table:table-cell>
          <table:table-cell table:style-name="ce30" office:value-type="float" office:value="10201" calcext:value-type="float">
            <text:p><text:s/>10,20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94820" calcext:value-type="float">
            <text:p><text:s/>94,8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7" calcext:value-type="float">
            <text:p><text:s/>37 </text:p>
          </table:table-cell>
          <table:table-cell table:style-name="ce30" office:value-type="float" office:value="1493" calcext:value-type="float">
            <text:p><text:s/>1,493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90" calcext:value-type="float">
            <text:p><text:s/>90 </text:p>
          </table:table-cell>
          <table:table-cell table:style-name="ce30" office:value-type="float" office:value="820" calcext:value-type="float">
            <text:p><text:s/>820 </text:p>
          </table:table-cell>
          <table:table-cell table:style-name="ce30" office:value-type="float" office:value="729" calcext:value-type="float">
            <text:p><text:s/>729 </text:p>
          </table:table-cell>
          <table:table-cell table:style-name="ce30" office:value-type="float" office:value="91" calcext:value-type="float">
            <text:p><text:s/>91 </text:p>
          </table:table-cell>
          <table:table-cell table:style-name="ce30" office:value-type="float" office:value="28" calcext:value-type="float">
            <text:p><text:s/>28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552" calcext:value-type="float">
            <text:p><text:s/>2,552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12" calcext:value-type="float">
            <text:p><text:s/>8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2025" calcext:value-type="float">
            <text:p><text:s/>32,025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147" calcext:value-type="float">
            <text:p><text:s/>30,1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64" calcext:value-type="float">
            <text:p><text:s/>76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384" calcext:value-type="float">
            <text:p><text:s/>384 </text:p>
          </table:table-cell>
          <table:table-cell table:style-name="ce31" office:value-type="float" office:value="380" calcext:value-type="float">
            <text:p><text:s/>380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370" calcext:value-type="float">
            <text:p><text:s/>4,3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095" calcext:value-type="float">
            <text:p><text:s/>3,0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9" calcext:value-type="float">
            <text:p><text:s/>9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7" calcext:value-type="float">
            <text:p><text:s/>6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95" calcext:value-type="float">
            <text:p><text:s/>1,495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50" calcext:value-type="float">
            <text:p><text:s/>1,4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02" calcext:value-type="float">
            <text:p><text:s/>5,102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16" calcext:value-type="float">
            <text:p><text:s/>4,7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83" calcext:value-type="float">
            <text:p><text:s/>8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778" calcext:value-type="float">
            <text:p><text:s/>1,77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13" calcext:value-type="float">
            <text:p><text:s/>1,6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" calcext:value-type="float">
            <text:p><text:s/>4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70" calcext:value-type="float">
            <text:p><text:s/>2,070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35" calcext:value-type="float">
            <text:p><text:s/>1,73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246" calcext:value-type="float">
            <text:p><text:s/>2,2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09" calcext:value-type="float">
            <text:p><text:s/>1,8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87" calcext:value-type="float">
            <text:p><text:s/>12,987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06" calcext:value-type="float">
            <text:p><text:s/>12,10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6" calcext:value-type="float">
            <text:p><text:s/>1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63" calcext:value-type="float">
            <text:p><text:s/>463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428" calcext:value-type="float">
            <text:p><text:s/>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84" calcext:value-type="float">
            <text:p><text:s/>2,58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58" calcext:value-type="float">
            <text:p><text:s/>2,55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36" calcext:value-type="float">
            <text:p><text:s/>3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65" calcext:value-type="float">
            <text:p><text:s/>17,065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081" calcext:value-type="float">
            <text:p><text:s/>16,0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667" calcext:value-type="float">
            <text:p><text:s/>6,667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383" calcext:value-type="float">
            <text:p><text:s/>38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003" calcext:value-type="float">
            <text:p><text:s/>6,0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23" calcext:value-type="float">
            <text:p><text:s/>2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803" calcext:value-type="float">
            <text:p><text:s/>15,803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47" calcext:value-type="float">
            <text:p><text:s/>12,2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26" calcext:value-type="float">
            <text:p><text:s/>2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490" calcext:value-type="float">
            <text:p><text:s/>2,49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938" calcext:value-type="float">
            <text:p><text:s/>1,938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2" calcext:value-type="float">
            <text:p><text:s/>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9" calcext:value-type="float">
            <text:p><text:s/>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979" calcext:value-type="float">
            <text:p><text:s/>1,97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915" calcext:value-type="float">
            <text:p><text:s/>1,9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1" calcext:value-type="float">
            <text:p><text:s/>5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1-07-19T09:16:42</dc:date>
    <meta:print-date>2007-08-08T17:17:22</meta:print-date>
    <meta:document-statistic meta:table-count="1" meta:cell-count="483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